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2.032cm" svg:height="1.016cm" svg:x="4.693cm" svg:y="4.883cm">
          <text:p text:style-name="P1"><text:span text:style-name="T1">interfaces</text:span></text:p>
        </draw:ellipse>
        <draw:ellipse draw:style-name="gr1" draw:text-style-name="P2" xml:id="id4" draw:id="id4" draw:layer="layout" svg:width="3.81cm" svg:height="1.016cm" svg:x="8.122cm" svg:y="9.417cm">
          <text:p text:style-name="P1"><text:span text:style-name="T1">classes_and_objects</text:span></text:p>
        </draw:ellipse>
        <draw:ellipse draw:style-name="gr1" draw:text-style-name="P2" xml:id="id6" draw:id="id6" draw:layer="layout" svg:width="3.429cm" svg:height="1.016cm" svg:x="6.979cm" svg:y="7.516cm">
          <text:p text:style-name="P1"><text:span text:style-name="T1">control_structures</text:span></text:p>
        </draw:ellipse>
        <draw:ellipse draw:style-name="gr1" draw:text-style-name="P2" xml:id="id3" draw:id="id3" draw:layer="layout" svg:width="4.826cm" svg:height="1.016cm" svg:x="8.122cm" svg:y="5.599cm">
          <text:p text:style-name="P1"><text:span text:style-name="T1">data_types_and_operators</text:span></text:p>
        </draw:ellipse>
        <draw:ellipse draw:style-name="gr1" draw:text-style-name="P2" xml:id="id2" draw:id="id2" draw:layer="layout" svg:width="1.778cm" svg:height="1.016cm" svg:x="9.265cm" svg:y="3.913cm">
          <text:p text:style-name="P1"><text:span text:style-name="T1">methods</text:span></text:p>
        </draw:ellipse>
        <draw:connector draw:style-name="gr2" draw:text-style-name="P1" draw:layer="layout" draw:type="curve" svg:x1="6.725cm" svg:y1="5.391cm" svg:x2="9.265cm" svg:y2="4.421cm" draw:start-shape="id1" draw:start-glue-point="1" draw:end-shape="id2" draw:end-glue-point="3" svg:d="M6725 5391c1905 0 635-970 2540-970">
          <text:p/>
        </draw:connector>
        <draw:connector draw:style-name="gr2" draw:text-style-name="P1" draw:layer="layout" draw:type="curve" svg:x1="6.725cm" svg:y1="5.391cm" svg:x2="8.122cm" svg:y2="6.107cm" draw:start-shape="id1" draw:start-glue-point="1" draw:end-shape="id3" draw:end-glue-point="3" svg:d="M6725 5391c1048 0 350 716 1397 716">
          <text:p/>
        </draw:connector>
        <draw:connector draw:style-name="gr2" draw:text-style-name="P1" draw:layer="layout" draw:type="curve" svg:x1="5.709cm" svg:y1="5.899cm" svg:x2="8.122cm" svg:y2="9.925cm" draw:start-shape="id1" draw:start-glue-point="2" draw:end-shape="id4" draw:end-glue-point="3" svg:d="M5709 5899c0 2684 804 4026 2413 4026">
          <text:p/>
        </draw:connector>
        <draw:ellipse draw:style-name="gr1" draw:text-style-name="P2" xml:id="id5" draw:id="id5" draw:layer="layout" svg:width="2.286cm" svg:height="1.016cm" svg:x="11.297cm" svg:y="7.981cm">
          <text:p text:style-name="P1"><text:span text:style-name="T1">inheritance</text:span></text:p>
        </draw:ellipse>
        <draw:connector draw:style-name="gr2" draw:text-style-name="P1" draw:layer="layout" draw:type="curve" svg:x1="13.583cm" svg:y1="8.489cm" svg:x2="11.043cm" svg:y2="4.421cm" draw:start-shape="id5" draw:start-glue-point="1" draw:end-shape="id2" draw:end-glue-point="1" svg:d="M13583 8489c751 0 2021-4068-2540-4068">
          <text:p/>
        </draw:connector>
        <draw:connector draw:style-name="gr2" draw:text-style-name="P1" draw:layer="layout" draw:type="curve" svg:x1="8.693cm" svg:y1="7.516cm" svg:x2="10.535cm" svg:y2="6.615cm" draw:start-shape="id6" draw:start-glue-point="0" draw:end-shape="id3" draw:end-glue-point="2" svg:d="M8693 7516c0-675 1842-225 1842-901">
          <text:p/>
        </draw:connector>
        <draw:connector draw:style-name="gr2" draw:text-style-name="P1" draw:layer="layout" draw:type="curve" svg:x1="12.44cm" svg:y1="7.981cm" svg:x2="10.535cm" svg:y2="6.615cm" draw:start-shape="id5" draw:start-glue-point="0" draw:end-shape="id3" draw:end-glue-point="2" svg:d="M12440 7981c0-1024-1905-342-1905-1366">
          <text:p/>
        </draw:connector>
        <draw:connector draw:style-name="gr2" draw:text-style-name="P1" draw:layer="layout" draw:type="curve" svg:x1="12.44cm" svg:y1="8.997cm" svg:x2="11.932cm" svg:y2="9.925cm" draw:start-shape="id5" draw:start-glue-point="2" draw:end-shape="id4" draw:end-glue-point="1" svg:d="M12440 8997c0 619-169 928-508 928">
          <text:p/>
        </draw:connector>
        <draw:ellipse draw:style-name="gr1" draw:text-style-name="P3" xml:id="id7" draw:id="id7" draw:layer="layout" svg:width="4.826cm" svg:height="1.016cm" svg:x="4.659cm" svg:y="2.777cm">
          <text:p text:style-name="P1"><text:span text:style-name="T2">concurrent_programming</text:span></text:p>
        </draw:ellipse>
        <draw:connector draw:style-name="gr2" draw:text-style-name="P1" draw:layer="layout" draw:type="curve" svg:x1="7.072cm" svg:y1="3.793cm" svg:x2="5.709cm" svg:y2="4.883cm" draw:start-shape="id7" draw:start-glue-point="2" draw:end-shape="id1" draw:end-glue-point="0" svg:d="M7072 3793c0 817-1363 273-1363 1090">
          <text:p/>
        </draw:connector>
        <draw:connector draw:style-name="gr2" draw:text-style-name="P1" draw:layer="layout" draw:type="curve" svg:x1="8.693cm" svg:y1="8.532cm" svg:x2="10.027cm" svg:y2="9.417cm" draw:start-shape="id6" draw:start-glue-point="2" draw:end-shape="id4" draw:end-glue-point="0" svg:d="M8693 8532c0 664 1334 222 1334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0T15:27:03.36</meta:creation-date>
    <dc:date>2014-12-30T16:31:47.10</dc:date>
    <dc:creator>Loc Nguyen</dc:creator>
    <meta:editing-duration>PT57M17S</meta:editing-duration>
    <meta:editing-cycles>21</meta:editing-cycles>
    <meta:generator>OpenOffice/4.1.0$Win32 OpenOffice.org_project/410m18$Build-9764</meta:generator>
    <meta:document-statistic meta:object-count="16"/>
  </office:meta>
</office:document-meta>
</file>